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TablePreview1.svm" manifest:media-type="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Обычный_20_1-notes">
      <style:graphic-properties draw:fill-color="#ffffff" draw:auto-grow-height="true" fo:min-height="13.364cm"/>
      <style:paragraph-properties style:writing-mode="lr-tb"/>
    </style:style>
    <style:style style:name="co1" style:family="table-column">
      <style:table-column-properties style:column-width="10.855cm" style:use-optimal-column-width="false"/>
    </style:style>
    <style:style style:name="co2" style:family="table-column">
      <style:table-column-properties style:column-width="10.754cm" style:use-optimal-column-width="false"/>
    </style:style>
    <style:style style:name="ro1" style:family="table-row">
      <style:table-row-properties style:row-height="3.994cm" style:use-optimal-row-height="false"/>
    </style:style>
    <style:style style:name="ce1" style:family="table-cell">
      <loext:graphic-properties draw:fill="none" draw:textarea-vertical-align="middle"/>
      <style:paragraph-properties fo:text-align="center" fo:border="5.1pt solid #000000"/>
      <style:text-properties fo:color="#eeeeee" loext:opacity="100%" fo:font-size="18pt" style:font-size-asian="18pt" style:font-size-complex="18pt"/>
    </style:style>
    <style:style style:name="ce2" style:family="table-cell">
      <loext:graphic-properties draw:fill="none"/>
      <style:paragraph-properties fo:text-align="center" fo:border="5.1pt solid #000000"/>
      <style:text-properties fo:color="#eeeeee" loext:opacity="100%" fo:font-size="18pt" style:font-size-asian="18pt" style:font-size-complex="18pt"/>
    </style:style>
    <style:style style:name="P1" style:family="paragraph">
      <loext:graphic-properties draw:fill-color="#ffffff"/>
      <style:paragraph-properties style:writing-mode="lr-tb"/>
      <style:text-properties fo:font-size="20pt"/>
    </style:style>
  </office:automatic-styles>
  <office:body>
    <office:presentation>
      <draw:page draw:name="page1" draw:style-name="dp1" draw:master-page-name="Обычный_20_1" presentation:presentation-page-layout-name="AL1T1">
        <draw:frame draw:style-name="standard" draw:layer="layout" svg:width="21.608cm" svg:height="7.987cm" svg:x="2.991cm" svg:y="4.312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 table:number-rows-spanned="2"/>
              <table:table-cell table:style-name="ce2"/>
            </table:table-row>
            <table:table-row table:style-name="ro1">
              <table:covered-table-cell table:style-name="ce1"/>
              <table:table-cell table:style-name="ce2"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deg" draw:border="0%"/>
    <draw:gradient draw:name="Заливка_20_жёлтым" draw:display-name="Заливка жёлтым" draw:style="linear" draw:start-color="#ffde59" draw:end-color="#b47804" draw:start-intensity="100%" draw:end-intensity="100%" draw:angle="300deg" draw:border="0%"/>
    <draw:gradient draw:name="Заливка_20_зелёным" draw:display-name="Заливка зелёным" draw:style="linear" draw:start-color="#77bc65" draw:end-color="#127622" draw:start-intensity="100%" draw:end-intensity="100%" draw:angle="300deg" draw:border="0%"/>
    <draw:gradient draw:name="Заливка_20_красным" draw:display-name="Заливка красным" draw:style="linear" draw:start-color="#ff6d6d" draw:end-color="#c9211e" draw:start-intensity="100%" draw:end-intensity="100%" draw:angle="300deg" draw:border="0%"/>
    <draw:gradient draw:name="Заливка_20_синим" draw:display-name="Заливка синим" draw:style="linear" draw:start-color="#729fcf" draw:end-color="#355269" draw:start-intensity="100%" draw:end-intensity="100%" draw:angle="30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Обычный-background" style:family="presentation">
      <style:graphic-properties draw:stroke="none" draw:fill="none" draw:fill-color="#127622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eeeeee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ычный_20_1-background" style:display-name="Обычный 1-background" style:family="presentation">
      <style:graphic-properties draw:stroke="none" draw:fill="none" draw:fill-color="#127622"/>
      <style:text-properties style:letter-kerning="true"/>
    </style:style>
    <style:style style:name="Обычный_20_1-backgroundobjects" style:display-name="Обычный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1-notes" style:display-name="Обычный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1-outline1" style:display-name="Обычный 1-outline1" style:family="presentation">
      <style:graphic-properties draw:stroke="none" draw:fill="none" draw:auto-grow-height="false" draw:fit-to-size="false" style:shrink-to-fit="true">
        <text:list-style style:name="Обычный_20_1-outline1" style:display-name="Обычный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-outline2" style:display-name="Обычный 1-outline2" style:family="presentation" style:parent-style-name="Обычный_20_1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Обычный_20_1-outline3" style:display-name="Обычный 1-outline3" style:family="presentation" style:parent-style-name="Обычный_20_1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Обычный_20_1-outline4" style:display-name="Обычный 1-outline4" style:family="presentation" style:parent-style-name="Обычный_20_1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Обычный_20_1-outline5" style:display-name="Обычный 1-outline5" style:family="presentation" style:parent-style-name="Обычный_20_1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Обычный_20_1-outline6" style:display-name="Обычный 1-outline6" style:family="presentation" style:parent-style-name="Обычный_20_1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Обычный_20_1-outline7" style:display-name="Обычный 1-outline7" style:family="presentation" style:parent-style-name="Обычный_20_1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Обычный_20_1-outline8" style:display-name="Обычный 1-outline8" style:family="presentation" style:parent-style-name="Обычный_20_1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Обычный_20_1-outline9" style:display-name="Обычный 1-outline9" style:family="presentation" style:parent-style-name="Обычный_20_1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Обычный_20_1-subtitle" style:display-name="Обычный 1-subtitle" style:family="presentation">
      <style:graphic-properties draw:stroke="none" draw:fill="none" draw:textarea-vertical-align="middle">
        <text:list-style style:name="Обычный_20_1-subtitle" style:display-name="Обычный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-title" style:display-name="Обычный 1-title" style:family="presentation">
      <style:graphic-properties draw:stroke="none" draw:fill="none" draw:textarea-vertical-align="middle">
        <text:list-style style:name="Обычный_20_1-title" style:display-name="Обычный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 draw:fill-color="#127622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Обычный_20_1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" style:family="presentation" style:parent-style-name="Обычный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Обычный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Обычный" style:page-layout-name="PM1" draw:style-name="Mdp1">
      <draw:frame presentation:style-name="Обычный-title" draw:layer="backgroundobjects" svg:width="25.191cm" svg:height="2.629cm" svg:x="1.399cm" svg:y="0.627cm" presentation:class="title" presentation:placeholder="true">
        <draw:text-box/>
      </draw:frame>
      <draw:frame presentation:style-name="Обычный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Обычный_20_1" style:display-name="Обычный 1" style:page-layout-name="PM1" draw:style-name="Mdp1">
      <draw:frame presentation:style-name="Обычный_20_1-title" draw:layer="backgroundobjects" svg:width="25.191cm" svg:height="2.629cm" svg:x="1.399cm" svg:y="0.627cm" presentation:class="title" presentation:placeholder="true">
        <draw:text-box/>
      </draw:frame>
      <draw:frame presentation:style-name="Обычный_20_1-outline1" draw:layer="backgroundobjects" svg:width="25.191cm" svg:height="9.133cm" svg:x="1.399cm" svg:y="3.684cm" presentation:class="outline" presentation:placeholder="true">
        <draw:text-box/>
      </draw:frame>
      <draw:frame presentation:style-name="Mpr4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Обычный_20_1-title" draw:layer="backgroundobjects" svg:width="19.798cm" svg:height="11.136cm" svg:x="0.6cm" svg:y="2.257cm" presentation:class="page"/>
        <draw:frame presentation:style-name="Обычный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0-09-22T17:28:42.226675839</meta:creation-date>
    <meta:editing-duration>PT22M37S</meta:editing-duration>
    <meta:editing-cycles>13</meta:editing-cycles>
    <meta:generator>LibreOfficeDev/7.1.0.0.alpha0$Linux_X86_64 LibreOffice_project/415a91745011e09381859a4fb34577ceccbaaa67</meta:generator>
    <dc:date>2020-09-23T23:53:05.237146202</dc:date>
    <meta:document-statistic meta:object-count="35"/>
  </office:meta>
</office:document-meta>
</file>